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0047ff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C25',0,CURDATE(),CURDATE())," calcext:value-type="string">
            <text:p>(14,'C25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C50',0,CURDATE(),CURDATE())," calcext:value-type="string">
            <text:p>(15,'C50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5,'C00',0,CURDATE(),CURDATE());" calcext:value-type="string">
            <text:p>(15,'C00',0,CURDATE(),CURDATE());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79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79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79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79]&amp;&quot; (&quot;&amp;[.$A280]&amp;&quot;,&quot;&amp;[.$B280]&amp;IF(ISBLANK([.$C280]);&quot;&quot;;&quot;,&quot;&amp;[.$C280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1]&amp;&quot;,'&quot;&amp;[.B281]&amp;&quot;',&quot;&amp;[.C281]&amp;&quot;,0,CURDATE(),CURDATE())&quot;&amp;IF([.$A282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1]&amp;&quot;: &quot;&amp;CHAR(34)&amp;[.I281]&amp;CHAR(34)&amp;CHAR(13)&amp;CHAR(10)&amp;&quot;    i18n_description_&quot;&amp;[.$B281]&amp;&quot;: &quot;&amp;CHAR(34)&amp;[.G281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2]&amp;&quot;: &quot;&amp;CHAR(34)&amp;[.I282]&amp;CHAR(34)&amp;CHAR(13)&amp;CHAR(10)&amp;&quot;    i18n_description_&quot;&amp;[.$B282]&amp;&quot;: &quot;&amp;CHAR(34)&amp;[.G282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9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89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89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89]&amp;&quot; (&quot;&amp;[.$A290]&amp;&quot;,&quot;&amp;[.$B290]&amp;IF(ISBLANK([.$C290]);&quot;&quot;;&quot;,&quot;&amp;[.$C290])&amp;IF(ISBLANK([.$D290]);&quot;&quot;;&quot;,&quot;&amp;[.$D290])&amp;IF(ISBLANK([.$E290]);&quot;&quot;;&quot;,&quot;&amp;[.$E290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1]&amp;&quot;,'&quot;&amp;[.B291]&amp;&quot;',&quot;&amp;[.C291]&amp;&quot;,&quot;&amp;[.D291]&amp;&quot;,'&quot;&amp;[.E291]&amp;&quot;',0,CURDATE(),CURDATE())&quot;&amp;IF([.$A292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&amp;CHAR(13)&amp;CHAR(10)&amp;&quot;    i18n_alternate_&quot;&amp;[.$B291]&amp;&quot;: &quot;&amp;CHAR(34)&amp;[.J291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1]&amp;&quot;: &quot;&amp;CHAR(34)&amp;[.I291]&amp;CHAR(34)&amp;CHAR(13)&amp;CHAR(10)&amp;&quot;    i18n_description_&quot;&amp;[.$B291]&amp;&quot;: &quot;&amp;CHAR(34)&amp;[.G291]&amp;CHAR(34)&amp;CHAR(13)&amp;CHAR(10)&amp;&quot;    i18n_alternate_&quot;&amp;[.$B291]&amp;&quot;: &quot;&amp;CHAR(34)&amp;[.K291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'&quot;&amp;[.E292]&amp;&quot;',0,CURDATE(),CURDATE())&quot;&amp;IF([.$A293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2]&amp;&quot;: &quot;&amp;CHAR(34)&amp;[.I292]&amp;CHAR(34)&amp;CHAR(13)&amp;CHAR(10)&amp;&quot;    i18n_description_&quot;&amp;[.$B292]&amp;&quot;: &quot;&amp;CHAR(34)&amp;[.G292]&amp;CHAR(34)&amp;CHAR(13)&amp;CHAR(10)&amp;&quot;    i18n_alternate_&quot;&amp;[.$B292]&amp;&quot;: &quot;&amp;CHAR(34)&amp;[.K292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296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296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296]&amp;&quot; (&quot;&amp;[.$A$297]&amp;&quot;,&quot;&amp;[.$B$297]&amp;&quot;,&quot;&amp;[.$C$297]&amp;&quot;,&quot;&amp;[.$D$297]&amp;&quot;,&quot;&amp;[.$E$297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298]&amp;&quot;,'&quot;&amp;[.B298]&amp;&quot;',&quot;&amp;[.C298]&amp;&quot;,&quot;&amp;[.D298]&amp;&quot;,&quot;&amp;[.E298]&amp;&quot;,0,CURDATE(),CURDATE())&quot;&amp;IF(AND(MOD((ROW([.A298]) - 3);100) = 0;INDIRECT(ADDRESS(ROW([.A298]) + 1;1)) &gt; 0); &quot;;&quot;&amp;CHAR(13)&amp;CHAR(10)&amp;CHAR(13)&amp;CHAR(10)&amp;[.AK$3];IF(INDIRECT(ADDRESS(ROW([.A298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298]&amp;&quot;: &quot;&amp;CHAR(34)&amp;[.H298]&amp;CHAR(34)&amp;CHAR(13)&amp;CHAR(10)&amp;&quot;    i18n_description_&quot;&amp;[.$B298]&amp;&quot;: &quot;&amp;CHAR(34)&amp;[.F298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298]&amp;&quot;: &quot;&amp;CHAR(34)&amp;[.I298]&amp;CHAR(34)&amp;CHAR(13)&amp;CHAR(10)&amp;&quot;    i18n_description_&quot;&amp;[.$B298]&amp;&quot;: &quot;&amp;CHAR(34)&amp;[.G298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299]&amp;&quot;,'&quot;&amp;[.B299]&amp;&quot;',&quot;&amp;[.C299]&amp;&quot;,&quot;&amp;[.D299]&amp;&quot;,&quot;&amp;[.E299]&amp;&quot;,0,CURDATE(),CURDATE())&quot;&amp;IF(AND(MOD((ROW([.A299]) - 3);100) = 0;INDIRECT(ADDRESS(ROW([.A299]) + 1;1)) &gt; 0); &quot;;&quot;&amp;CHAR(13)&amp;CHAR(10)&amp;CHAR(13)&amp;CHAR(10)&amp;[.AK$3];IF(INDIRECT(ADDRESS(ROW([.A299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299]&amp;&quot;: &quot;&amp;CHAR(34)&amp;[.H299]&amp;CHAR(34)&amp;CHAR(13)&amp;CHAR(10)&amp;&quot;    i18n_description_&quot;&amp;[.$B299]&amp;&quot;: &quot;&amp;CHAR(34)&amp;[.F299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299]&amp;&quot;: &quot;&amp;CHAR(34)&amp;[.I299]&amp;CHAR(34)&amp;CHAR(13)&amp;CHAR(10)&amp;&quot;    i18n_description_&quot;&amp;[.$B299]&amp;&quot;: &quot;&amp;CHAR(34)&amp;[.G299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6,'SOR',0,0,1,0,CURDATE(),CURDATE());&#13;&#10;&#13;&#10;" calcext:value-type="string">
            <text:p>(6,'SOR',0,0,1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:16:54.84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38</meta:editing-cycles>
    <meta:generator>LibreOffice/4.2.5.2$Windows_x86 LibreOffice_project/61cb170a04bb1f12e77c884eab9192be736ec5f5</meta:generator>
    <dc:date>2014-09-23T00:28:02.221000000</dc:date>
    <dc:creator>Marco Ligabue</dc:creator>
    <meta:document-statistic meta:table-count="4" meta:cell-count="3864" meta:object-count="0"/>
    <meta:user-defined meta:name="Info 1"/>
    <meta:user-defined meta:name="Info 2"/>
    <meta:user-defined meta:name="Info 3"/>
    <meta:user-defined meta:name="Info 4"/>
  </office:meta>
</office:document-meta>
</file>